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roman"/>
    <style:font-face style:name="Helvetica" svg:font-family="Helvetica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8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Helvetica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9.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.5886in" svg:height="5.7642in" svg:x="0.4661in" svg:y="1.7358in">
            <draw:object draw:notify-on-update-of-ranges="Sheet1.A2:Sheet1.A6 Sheet1.B1:Sheet1.B1 Sheet1.B2:Sheet1.B6 Sheet1.C1:Sheet1.C1 Sheet1.C2:Sheet1.C6 Sheet1.D1:Sheet1.D1 Sheet1.D2:Sheet1.D6 Sheet1.E1:Sheet1.E1 Sheet1.E2:Sheet1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2"/>
        <table:table-row table:style-name="ro1">
          <table:table-cell/>
          <table:table-cell table:style-name="Default" office:value-type="string" calcext:value-type="string">
            <text:p>Arduino UNO</text:p>
          </table:table-cell>
          <table:table-cell table:style-name="Default" office:value-type="string" calcext:value-type="string">
            <text:p>Arduino Leonardo</text:p>
          </table:table-cell>
          <table:table-cell table:style-name="Default" office:value-type="string" calcext:value-type="string">
            <text:p>Arduino Mega</text:p>
          </table:table-cell>
          <table:table-cell table:style-name="Default" office:value-type="string" calcext:value-type="string">
            <text:p>Raspberry Pi2</text:p>
          </table:table-cell>
        </table:table-row>
        <table:table-row table:style-name="ro2">
          <table:table-cell office:value-type="string" calcext:value-type="string">
            <text:p>RSA Encryption</text:p>
          </table:table-cell>
          <table:table-cell office:value-type="float" office:value="28452" calcext:value-type="float">
            <text:p>28452</text:p>
          </table:table-cell>
          <table:table-cell office:value-type="float" office:value="24648" calcext:value-type="float">
            <text:p>24648</text:p>
          </table:table-cell>
          <table:table-cell office:value-type="float" office:value="28856" calcext:value-type="float">
            <text:p>28856</text:p>
          </table:table-cell>
          <table:table-cell office:value-type="float" office:value="424.02" calcext:value-type="float">
            <text:p>424.02</text:p>
          </table:table-cell>
        </table:table-row>
        <table:table-row table:style-name="ro2">
          <table:table-cell office:value-type="string" calcext:value-type="string">
            <text:p>RSA Decryption</text:p>
          </table:table-cell>
          <table:table-cell office:value-type="float" office:value="9938060" calcext:value-type="float">
            <text:p>9938060</text:p>
          </table:table-cell>
          <table:table-cell office:value-type="float" office:value="10040616" calcext:value-type="float">
            <text:p>10040616</text:p>
          </table:table-cell>
          <table:table-cell office:value-type="float" office:value="10007864" calcext:value-type="float">
            <text:p>10007864</text:p>
          </table:table-cell>
          <table:table-cell office:value-type="float" office:value="565.05" calcext:value-type="float">
            <text:p>565.05</text:p>
          </table:table-cell>
        </table:table-row>
        <table:table-row table:style-name="ro2">
          <table:table-cell office:value-type="string" calcext:value-type="string">
            <text:p>RSA Encryption+Decryption</text:p>
          </table:table-cell>
          <table:table-cell office:value-type="float" office:value="9966508" calcext:value-type="float">
            <text:p>9966508</text:p>
          </table:table-cell>
          <table:table-cell office:value-type="float" office:value="10064064" calcext:value-type="float">
            <text:p>10064064</text:p>
          </table:table-cell>
          <table:table-cell office:value-type="float" office:value="10066060" calcext:value-type="float">
            <text:p>10066060</text:p>
          </table:table-cell>
          <table:table-cell office:value-type="float" office:value="980.37" calcext:value-type="float">
            <text:p>980.37</text:p>
          </table:table-cell>
        </table:table-row>
        <table:table-row table:style-name="ro2">
          <table:table-cell office:value-type="string" calcext:value-type="string">
            <text:p>SHA256</text:p>
          </table:table-cell>
          <table:table-cell office:value-type="float" office:value="22336" calcext:value-type="float">
            <text:p>22336</text:p>
          </table:table-cell>
          <table:table-cell office:value-type="float" office:value="22264" calcext:value-type="float">
            <text:p>22264</text:p>
          </table:table-cell>
          <table:table-cell office:value-type="float" office:value="22344" calcext:value-type="float">
            <text:p>22344</text:p>
          </table:table-cell>
          <table:table-cell office:value-type="float" office:value="162.48" calcext:value-type="float">
            <text:p>162.48</text:p>
          </table:table-cell>
        </table:table-row>
        <table:table-row table:style-name="ro2">
          <table:table-cell office:value-type="string" calcext:value-type="string">
            <text:p>RSA Encryption+SHA256</text:p>
          </table:table-cell>
          <table:table-cell office:value-type="float" office:value="63864" calcext:value-type="float">
            <text:p>63864</text:p>
          </table:table-cell>
          <table:table-cell office:value-type="float" office:value="58336" calcext:value-type="float">
            <text:p>58336</text:p>
          </table:table-cell>
          <table:table-cell office:value-type="float" office:value="64608" calcext:value-type="float">
            <text:p>64608</text:p>
          </table:table-cell>
          <table:table-cell office:value-type="float" office:value="1126.52" calcext:value-type="float">
            <text:p>1126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roman"/>
    <style:font-face style:name="Helvetica" svg:font-family="Helvetica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5:57:48.674914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5:37:12.929106549</meta:creation-date>
    <dc:date>2017-04-21T15:59:38.465065020</dc:date>
    <meta:editing-duration>PT8M8S</meta:editing-duration>
    <meta:editing-cycles>3</meta:editing-cycles>
    <meta:generator>LibreOffice/4.2.8.2$Linux_X86_64 LibreOffice_project/420m0$Build-2</meta:generator>
    <dc:creator>regio </dc:cre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16cm" svg:height="14.642cm" xlink:href=".." xlink:type="simple" chart:class="chart:bar" chart:style-name="ch1">
        <chart:legend chart:legend-position="end" svg:x="18.389cm" svg:y="6.275cm" style:legend-expansion="high" chart:style-name="ch2"/>
        <chart:plot-area chart:style-name="ch3" table:cell-range-address="Sheet1.A2:Sheet1.E6 Sheet1.B1:Sheet1.E1" chart:data-source-has-labels="both" svg:x="0.436cm" svg:y="0.292cm" svg:width="17.517cm" svg:height="14.058cm">
          <chartooo:coordinate-region svg:x="2.169cm" svg:y="0.492cm" svg:width="15.265cm" svg:height="12.813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series chart:style-name="ch8" chart:values-cell-range-address="Sheet1.C2:Sheet1.C6" chart:label-cell-address="Sheet1.C1:Sheet1.C1" chart:class="chart:bar">
            <chart:data-point chart:repeated="5"/>
          </chart:series>
          <chart:series chart:style-name="ch9" chart:values-cell-range-address="Sheet1.D2:Sheet1.D6" chart:label-cell-address="Sheet1.D1:Sheet1.D1" chart:class="chart:bar">
            <chart:data-point chart:repeated="5"/>
          </chart:series>
          <chart:series chart:style-name="ch10" chart:values-cell-range-address="Sheet1.E2:Sheet1.E6" chart:label-cell-address="Sheet1.E1:Sheet1.E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duino UNO</text:p>
                <draw:g>
                  <svg:desc>Sheet1.B1:Sheet1.B1</svg:desc>
                </draw:g>
              </table:table-cell>
              <table:table-cell office:value-type="string">
                <text:p>Arduino Leonardo</text:p>
                <draw:g>
                  <svg:desc>Sheet1.C1:Sheet1.C1</svg:desc>
                </draw:g>
              </table:table-cell>
              <table:table-cell office:value-type="string">
                <text:p>Arduino Mega</text:p>
                <draw:g>
                  <svg:desc>Sheet1.D1:Sheet1.D1</svg:desc>
                </draw:g>
              </table:table-cell>
              <table:table-cell office:value-type="string">
                <text:p>Raspberry Pi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SA Encryption</text:p>
                <draw:g>
                  <svg:desc>Sheet1.A2:Sheet1.A6</svg:desc>
                </draw:g>
              </table:table-cell>
              <table:table-cell office:value-type="float" office:value="28452">
                <text:p>28452</text:p>
                <draw:g>
                  <svg:desc>Sheet1.B2:Sheet1.B6</svg:desc>
                </draw:g>
              </table:table-cell>
              <table:table-cell office:value-type="float" office:value="24648">
                <text:p>24648</text:p>
                <draw:g>
                  <svg:desc>Sheet1.C2:Sheet1.C6</svg:desc>
                </draw:g>
              </table:table-cell>
              <table:table-cell office:value-type="float" office:value="28856">
                <text:p>28856</text:p>
                <draw:g>
                  <svg:desc>Sheet1.D2:Sheet1.D6</svg:desc>
                </draw:g>
              </table:table-cell>
              <table:table-cell office:value-type="float" office:value="424.02">
                <text:p>424.02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RSA Decryption</text:p>
              </table:table-cell>
              <table:table-cell office:value-type="float" office:value="9938060">
                <text:p>9938060</text:p>
              </table:table-cell>
              <table:table-cell office:value-type="float" office:value="10040616">
                <text:p>10040616</text:p>
              </table:table-cell>
              <table:table-cell office:value-type="float" office:value="10007864">
                <text:p>10007864</text:p>
              </table:table-cell>
              <table:table-cell office:value-type="float" office:value="565.05">
                <text:p>565.05</text:p>
              </table:table-cell>
            </table:table-row>
            <table:table-row>
              <table:table-cell office:value-type="string">
                <text:p>RSA Encryption+Decryption</text:p>
              </table:table-cell>
              <table:table-cell office:value-type="float" office:value="9966508">
                <text:p>9966508</text:p>
              </table:table-cell>
              <table:table-cell office:value-type="float" office:value="10064064">
                <text:p>10064064</text:p>
              </table:table-cell>
              <table:table-cell office:value-type="float" office:value="10066060">
                <text:p>10066060</text:p>
              </table:table-cell>
              <table:table-cell office:value-type="float" office:value="980.37">
                <text:p>980.37</text:p>
              </table:table-cell>
            </table:table-row>
            <table:table-row>
              <table:table-cell office:value-type="string">
                <text:p>SHA256</text:p>
              </table:table-cell>
              <table:table-cell office:value-type="float" office:value="22336">
                <text:p>22336</text:p>
              </table:table-cell>
              <table:table-cell office:value-type="float" office:value="22264">
                <text:p>22264</text:p>
              </table:table-cell>
              <table:table-cell office:value-type="float" office:value="22344">
                <text:p>22344</text:p>
              </table:table-cell>
              <table:table-cell office:value-type="float" office:value="162.48">
                <text:p>162.48</text:p>
              </table:table-cell>
            </table:table-row>
            <table:table-row>
              <table:table-cell office:value-type="string">
                <text:p>RSA Encryption+SHA256</text:p>
              </table:table-cell>
              <table:table-cell office:value-type="float" office:value="63864">
                <text:p>63864</text:p>
              </table:table-cell>
              <table:table-cell office:value-type="float" office:value="58336">
                <text:p>58336</text:p>
              </table:table-cell>
              <table:table-cell office:value-type="float" office:value="64608">
                <text:p>64608</text:p>
              </table:table-cell>
              <table:table-cell office:value-type="float" office:value="1126.52">
                <text:p>1126.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